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Standard">
      <style:paragraph-properties fo:hyphenation-ladder-count="no-limit" fo:break-before="page"/>
      <style:text-properties style:font-name-asian="Times New Roman" style:language-asian="de" style:country-asian="DE" style:font-name-complex="Calibri" fo:hyphenate="true"/>
    </style:style>
    <style:style style:name="P2" style:family="paragraph" style:parent-style-name="Standard">
      <style:paragraph-properties fo:margin-top="0cm" fo:margin-bottom="0cm" loext:contextual-spacing="false" fo:line-height="100%"/>
      <style:text-properties style:font-name-asian="Times New Roman" style:language-asian="de" style:country-asian="DE" style:font-name-complex="Calibri"/>
    </style:style>
    <style:style style:name="P3" style:family="paragraph" style:parent-style-name="Standard">
      <style:paragraph-properties fo:margin-top="0cm" fo:margin-bottom="0cm" loext:contextual-spacing="false" fo:line-height="100%" fo:hyphenation-ladder-count="no-limit" style:vertical-align="auto"/>
      <style:text-properties style:font-name-asian="Times New Roman" style:language-asian="de" style:country-asian="DE" style:font-name-complex="Calibri" fo:hyphenate="tru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hyphenation-ladder-count="no-limit" style:vertical-align="auto"/>
      <style:text-properties fo:hyphenate="true"/>
    </style:style>
    <style:style style:name="P6" style:family="paragraph" style:parent-style-name="Standard">
      <style:text-properties style:font-name-complex="Calibri"/>
    </style:style>
    <style:style style:name="P7" style:family="paragraph" style:parent-style-name="Standard" style:master-page-name="MP0">
      <style:paragraph-properties style:page-number="auto" fo:break-before="page"/>
    </style:style>
    <style:style style:name="T1" style:family="text">
      <style:text-properties fo:font-weight="bold" style:font-weight-asian="bold" style:font-name-complex="Calibri"/>
    </style:style>
    <style:style style:name="T2" style:family="text">
      <style:text-properties style:font-name-complex="Calibri"/>
    </style:style>
    <style:style style:name="T3" style:family="text">
      <style:text-properties officeooo:rsid="0017a6e7" style:font-name-complex="Calibri"/>
    </style:style>
    <style:style style:name="T4" style:family="text">
      <style:text-properties fo:color="#ff0000"/>
    </style:style>
    <style:style style:name="T5" style:family="text">
      <style:text-properties fo:color="#ff0000" style:font-name-complex="Calibri"/>
    </style:style>
    <style:style style:name="T6" style:family="text">
      <style:text-properties fo:color="#ff0000" style:font-name-asian="Times New Roman" style:language-asian="de" style:country-asian="DE" style:font-name-complex="Calibri"/>
    </style:style>
    <style:style style:name="T7" style:family="text">
      <style:text-properties style:font-name-asian="Times New Roman" style:language-asian="de" style:country-asian="DE" style:font-name-complex="Calibri"/>
    </style:style>
    <style:style style:name="T8" style:family="text">
      <style:text-properties officeooo:rsid="0017a6e7" style:font-name-asian="Times New Roman" style:language-asian="de" style:country-asian="DE" style:font-name-complex="Calibri"/>
    </style:style>
    <style:style style:name="T9" style:family="text">
      <style:text-properties officeooo:rsid="0017a6e7"/>
    </style:style>
    <style:style style:name="T10" style:family="text">
      <style:text-properties officeooo:rsid="0018c9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lid-translation"><text:span text:style-name="T1">Einleitung</text:span></text:span></text:p>
      <text:p text:style-name="Standard"><text:span text:style-name="tlid-translation"><text:span text:style-name="T2">Sie werden vier Geschichten von Außerirdischen hören, die auf die Erde kommen, um zu erörtern, ob sie potentiell auf die Erde umziehen könnten. </text:span></text:span></text:p>
      <text:p text:style-name="Standard">Jede Geschichte enthält einen Charakter einer spezifischen Gruppe von Außerirdischen und kommt mit einem typischen Fahrzeug um ein typisches Haus an vier verschiedenen Orten der Erde zu bauen</text:p>
      <text:p text:style-name="Standard">Das sind:<text:line-break/><text:line-break/>Die M<text:span text:style-name="T9">ielbeten</text:span> (**), fährt mit der Sonistik (**) und baut eine Keimase (**).</text:p>
      <text:p text:style-name="Standard"/>
      <text:p text:style-name="Standard">Die Tereinat (**) fährt mit der M<text:span text:style-name="T9">attendich</text:span> (**) und baut eine Ligete (**) <text:line-break/></text:p>
      <text:p text:style-name="Standard">Die Soltete (**) fährt mit der Wecktellin (**) und baut eine Madikte<text:span text:style-name="T9">n</text:span> (**) <text:line-break/></text:p>
      <text:p text:style-name="Standard">Die Lasgelich (**) fährt mit der Melare<text:span text:style-name="T9">n</text:span> (**) und baut eine Zulerge<text:span text:style-name="T9">n</text:span> (**) <text:line-break/><text:line-break/><text:line-break/>Sie nutzen ihre Fahrzeuge um Material für den Hausbau zu finden. Dabei treffen sie immer auf Tiere, die ihnen in irgendeiner Art und Weise beim Hausbau behilflich sind. Der Verlauf der Handlung und das Ende sind unterschiedlich.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lid-translation"><text:span text:style-name="T2">Eine der Außerirdischen ist eine </text:span></text:span><text:span text:style-name="tlid-translation"><text:span text:style-name="T3">MIELBETEN</text:span></text:span><text:span text:style-name="Absatz-Standardschriftart"><text:span text:style-name="T2"><text:line-break/></text:span></text:span><text:span text:style-name="tlid-translation"><text:span text:style-name="T2">Sie hat einen mächtigen Kopf mit großen Augen auf jeder Seite</text:span></text:span><text:span text:style-name="Absatz-Standardschriftart"><text:span text:style-name="T2"><text:line-break/></text:span></text:span><text:span text:style-name="tlid-translation"><text:span text:style-name="T2">Ihr Körper hat zwei Beine</text:span></text:span><text:span text:style-name="tlid-translation"><text:span text:style-name="T5"> </text:span></text:span><text:span text:style-name="tlid-translation"><text:span text:style-name="T2">und ist kleiner als ihr Kopf</text:span></text:span><text:span text:style-name="Absatz-Standardschriftart"><text:span text:style-name="T2"><text:line-break/></text:span></text:span><text:span text:style-name="tlid-translation"><text:span text:style-name="T2">Sie kann ihren Kopf aufblasen und wie ein Ballon in der Luft fliegen</text:span></text:span><text:span text:style-name="Absatz-Standardschriftart"><text:span text:style-name="T2"><text:line-break/></text:span></text:span><text:span text:style-name="tlid-translation"><text:span text:style-name="T2">Dies ermöglicht ihr, sich selbst hoch am Himmel zu verstecken und die Umgebung zu beobachten</text:span></text:span><text:span text:style-name="Absatz-Standardschriftart"><text:span text:style-name="T2"><text:line-break/></text:span></text:span><text:span text:style-name="tlid-translation"><text:span text:style-name="T2">Ihr Kopf ist nicht für die Erdanziehungskraft gemacht, er ist schwer zu tragen, wenn er nicht aufgeblasen wird.</text:span></text:span><text:span text:style-name="Absatz-Standardschriftart"><text:span text:style-name="T2"><text:line-break/><text:line-break/></text:span></text:span><text:span text:style-name="tlid-translation"><text:span text:style-name="T2">Die M</text:span></text:span><text:span text:style-name="tlid-translation"><text:span text:style-name="T3">IELBETEN</text:span></text:span><text:span text:style-name="tlid-translation"><text:span text:style-name="T2"> landet mitten in einem Wald in den Bergen</text:span></text:span><text:span text:style-name="Absatz-Standardschriftart"><text:span text:style-name="T2"><text:line-break/></text:span></text:span><text:span text:style-name="tlid-translation"><text:span text:style-name="T2">Sie ist sehr glücklich, mitten in der Natur gelandet zu sein, aber sie hat das Gefühl, dass ihr Kopf wirklich schwer ist.</text:span></text:span><text:span text:style-name="Absatz-Standardschriftart"><text:span text:style-name="T2"> </text:span></text:span><text:span text:style-name="tlid-translation"><text:span text:style-name="T2">Sie bläst ihren Kopf ein wenig auf, um sich besser zu fühlen.</text:span></text:span><text:span text:style-name="Absatz-Standardschriftart"><text:span text:style-name="T2"><text:line-break/><text:line-break/></text:span></text:span><text:span text:style-name="tlid-translation"><text:span text:style-name="T2">Sie steigt in ihre SONISTIK, um die Umgebung zu erkunden.</text:span></text:span><text:span text:style-name="Absatz-Standardschriftart"><text:span text:style-name="T2"><text:line-break/></text:span></text:span><text:span text:style-name="tlid-translation"><text:span text:style-name="T2">Es ist eine flache Maschine</text:span></text:span><text:span text:style-name="Absatz-Standardschriftart"><text:span text:style-name="T2"> </text:span></text:span><text:span text:style-name="tlid-translation"><text:span text:style-name="T2">mit zwei Rädern</text:span></text:span><text:span text:style-name="Absatz-Standardschriftart"><text:span text:style-name="T2"><text:line-break/></text:span></text:span><text:span text:style-name="tlid-translation"><text:span text:style-name="T2">und seitlichen Stützstangen auf jeder Seite.</text:span></text:span><text:span text:style-name="Absatz-Standardschriftart"><text:span text:style-name="T2"><text:line-break/></text:span></text:span><text:span text:style-name="tlid-translation"><text:span text:style-name="T2">Dank des Dreieckrads kann sie auch im Liegen gefahren werden.</text:span></text:span><text:span text:style-name="Absatz-Standardschriftart"><text:span text:style-name="T2"><text:line-break/><text:line-break/></text:span></text:span><text:span text:style-name="tlid-translation"><text:span text:style-name="T2">Die Außerirdische will ihre KEIMASE bauen</text:span></text:span><text:span text:style-name="Absatz-Standardschriftart"><text:span text:style-name="T2"><text:line-break/></text:span></text:span><text:span text:style-name="tlid-translation"><text:span text:style-name="T2">Es ist ein rundes Haus mit Stacheln an der Spitze.</text:span></text:span><text:span text:style-name="Absatz-Standardschriftart"><text:span text:style-name="T2"><text:line-break/></text:span></text:span><text:span text:style-name="tlid-translation"><text:span text:style-name="T2">Die Stacheln lassen sich einziehen und das Haus kann im Gelände rollen.</text:span></text:span><text:span text:style-name="Absatz-Standardschriftart"><text:span text:style-name="T2"><text:line-break/><text:line-break/></text:span></text:span><text:span text:style-name="tlid-translation"><text:span text:style-name="T2">Die Außerirdische findet einen wirklich schönen Platz</text:span></text:span><text:span text:style-name="Absatz-Standardschriftart"><text:span text:style-name="T2"><text:line-break/></text:span></text:span><text:span text:style-name="tlid-translation"><text:span text:style-name="T2">Sie parkt ihre SONISTIK unter einem großen Baum</text:span></text:span><text:span text:style-name="Absatz-Standardschriftart"><text:span text:style-name="T2"><text:line-break/></text:span></text:span><text:span text:style-name="tlid-translation"><text:span text:style-name="T2">und beginnt, sich verschiedene Steine anzusehen, die sie braucht, um ihre KEIMASE zu bauen.</text:span></text:span><text:span text:style-name="Absatz-Standardschriftart"><text:span text:style-name="T2"><text:line-break/><text:line-break/></text:span></text:span><text:span text:style-name="tlid-translation"><text:span text:style-name="T2">Dabei sieht sie einen Bären</text:span></text:span><text:span text:style-name="Absatz-Standardschriftart"><text:span text:style-name="T2"><text:line-break/></text:span></text:span><text:span text:style-name="tlid-translation"><text:span text:style-name="T2">Es ist ein Braunbär, der nach Beeren sucht.</text:span></text:span><text:span text:style-name="Absatz-Standardschriftart"><text:span text:style-name="T2"><text:line-break/></text:span></text:span><text:span text:style-name="tlid-translation"><text:span text:style-name="T2">Die Außerirdische beobachtet ihn</text:span></text:span><text:span text:style-name="Absatz-Standardschriftart"><text:span text:style-name="T2"><text:line-break/></text:span></text:span><text:span text:style-name="tlid-translation"><text:span text:style-name="T2">bis sie sieht, wie er in eine Höhle geht</text:span></text:span><text:span text:style-name="Absatz-Standardschriftart"><text:span text:style-name="T2"><text:line-break/><text:line-break/></text:span></text:span><text:span text:style-name="tlid-translation"><text:span text:style-name="T2">Die M</text:span></text:span><text:span text:style-name="tlid-translation"><text:span text:style-name="T3">IELBETEN</text:span></text:span><text:span text:style-name="tlid-translation"><text:span text:style-name="T2"> beschließt, den Bären kennen zu lernen.</text:span></text:span><text:span text:style-name="Absatz-Standardschriftart"><text:span text:style-name="T2"><text:line-break/></text:span></text:span><text:span text:style-name="tlid-translation"><text:span text:style-name="T2">Der Bär fühlt sich seit dem letzten Winter allein</text:span></text:span><text:span text:style-name="Absatz-Standardschriftart"><text:span text:style-name="T2"><text:line-break/></text:span></text:span><text:span text:style-name="tlid-translation"><text:span text:style-name="T2">Er willigt ein, der Außerirdischen zu helfen und die Steine für ihre KEIMASE zu schleppen.</text:span></text:span><text:span text:style-name="Absatz-Standardschriftart"><text:span text:style-name="T2"><text:line-break/><text:line-break/></text:span></text:span><text:span text:style-name="tlid-translation"><text:span text:style-name="T2">Aber irgendwann entdecken einige Camper beide und alarmieren die Waldarbeiter.</text:span></text:span><text:span text:style-name="Absatz-Standardschriftart"><text:span text:style-name="T2"><text:line-break/></text:span></text:span><text:span text:style-name="tlid-translation"><text:span text:style-name="T2">Die beiden schaffen es, mit der SONISTIK zu entkommen und ein wildes Leben abseits der Menschen zu führen.</text:span></text:span></text:p>
      <text:p text:style-name="Standard"/>
      <text:p text:style-name="Standard"/>
      <text:p text:style-name="Standard"/>
      <text:p text:style-name="Standard"/>
      <text:p text:style-name="P2"/>
      <text:p text:style-name="P1"/>
      <text:p text:style-name="P4"><text:span text:style-name="Absatz-Standardschriftart"><text:span text:style-name="T7">Eine der Außerirdischen ist eine TEREINAT<text:line-break/>Sie hat einen kleinen Bart und zwei lange Spiralhörner<text:line-break/>Sie hat einen kleinen prallen Körper<text:line-break/><text:line-break/>Ihre Hörner können sich sehr schnell drehen, um wie eine Bohrmaschine Erde zu graben<text:line-break/>Sie kann unterirdisch reisen und Tunnel bauen<text:line-break/>Ihre Hörner sind so scharf, dass sie Bäume fällen und Menschen verletzen könnten<text:line-break/><text:line-break/>Die TEREINAT landet mitten in der Wüste auf einer Düne<text:line-break/>Sie ist sehr überrascht von der Außentemperatur und dem Sand in ihren Hörnern<text:line-break/>sie dreht ihre Hörner, um den Sand heraus zu bekommen.<text:line-break/><text:line-break/>Sie steigt in ihre M</text:span></text:span><text:span text:style-name="Absatz-Standardschriftart"><text:span text:style-name="T8">ATTENDICH</text:span></text:span><text:span text:style-name="Absatz-Standardschriftart"><text:span text:style-name="T7">, um sich vor dem Wind zu schützen<text:line-break/>Es ist ein gewundenes Fahrzeug<text:line-break/>unterstützt von drei Rädern<text:line-break/>und sehr bequemen Sitzen<text:line-break/>Ein dreieckiger Radar an der Vorderseite hilft ihr, den Weg zu finden<text:line-break/><text:line-break/></text:span></text:span><text:span text:style-name="Absatz-Standardschriftart"><text:span text:style-name="T6">Da ein starker Wind weht, </text:span></text:span><text:span text:style-name="Absatz-Standardschriftart"><text:span text:style-name="T7">muss die Außerirdische warten, bevor sie mit dem Bau ihrer LIGETE beginnen kann<text:line-break/>Es ist </text:span></text:span><text:span text:style-name="Absatz-Standardschriftart"><text:span text:style-name="T6">normalerweise</text:span></text:span><text:span text:style-name="Absatz-Standardschriftart"><text:span text:style-name="T7"> quadratisch<text:line-break/>mit abgerundeten Türmen als Dach<text:line-break/>Die Türme können zum Speichern von Wasser verwendet werden<text:line-break/><text:line-break/>Die Außerirdische beschließt </text:span></text:span><text:span text:style-name="Absatz-Standardschriftart"><text:span text:style-name="T6">trotzdem</text:span></text:span><text:span text:style-name="Absatz-Standardschriftart"><text:span text:style-name="T7"> </text:span></text:span><text:span text:style-name="Absatz-Standardschriftart"><text:span text:style-name="T6">aktiv zu sein</text:span></text:span><text:span text:style-name="Absatz-Standardschriftart"><text:span text:style-name="T7"><text:line-break/>Sie beginnt in der Düne neben der M</text:span></text:span><text:span text:style-name="Absatz-Standardschriftart"><text:span text:style-name="T8">ATTENDICH</text:span></text:span><text:span text:style-name="Absatz-Standardschriftart"><text:span text:style-name="T7"> zu graben<text:line-break/>und analysiert den Sand, um festzustellen, ob er zum Bauen der LIGETE verwendet werden kann<text:line-break/><text:line-break/>Eine Herde von Kamelen kreuzt ihren Weg<text:line-break/>Die Kamele sind groß und laufen </text:span></text:span><text:span text:style-name="Absatz-Standardschriftart"><text:span text:style-name="T6">hintereinander her</text:span></text:span><text:span text:style-name="Absatz-Standardschriftart"><text:span text:style-name="T7"><text:line-break/>Die Außerirdische folgt ihnen<text:line-break/>und endlich erreichen sie eine Oase<text:line-break/><text:line-break/>Die TEREINAT beschließt, dort zu bleiben<text:line-break/>Die Kamele haben Durst<text:line-break/>Sie zeigen der Außerirdischen, wo sie Wasser finden kann, und sie beschließt, ihre LIGETE dort zu bauen. </text:span></text:span></text:p>
      <text:p text:style-name="P4"><text:span text:style-name="Absatz-Standardschriftart"><text:span text:style-name="T7">Aber eine Filmcrew kommt und die Leute wollen die M</text:span></text:span><text:span text:style-name="Absatz-Standardschriftart"><text:span text:style-name="T8">ATTENDICH</text:span></text:span><text:span text:style-name="Absatz-Standardschriftart"><text:span text:style-name="T7"> ausprobieren<text:line-break/>Beeindruckt von dem Fahrzeug und der Außerirdischen, bietet der Regisseur ihr eine Rolle in einer Serie an.</text:span></text:span></text:p>
      <text:p text:style-name="P2"/>
      <text:p text:style-name="P3"/>
      <text:p text:style-name="P3"/>
      <text:p text:style-name="P3"/>
      <text:p text:style-name="P3"/>
      <text:p text:style-name="P3"/>
      <text:p text:style-name="P3"/>
      <text:p text:style-name="P3"/>
      <text:p text:style-name="P3"/>
      <text:p text:style-name="P1"/>
      <text:p text:style-name="P5"><text:span text:style-name="Absatz-Standardschriftart"><text:span text:style-name="T7">Eine der Außerirdischen ist eine SOLTETE<text:line-break/>sie hat vier Augen an der Oberseite von vier Ästen<text:line-break/>und einen runden und federnden Körper<text:line-break/><text:line-break/>Unter dem Wasser kann sie ihre Augen wie ein Teleskop ausfahren, sie zum Atmen und als </text:span></text:span><text:span text:style-name="Absatz-Standardschriftart"><text:span text:style-name="T6">Sehrohr </text:span></text:span><text:span text:style-name="Absatz-Standardschriftart"><text:span text:style-name="T7">verwenden<text:line-break/>Sie kann unter Wasser wandern und dabei die Oberfläche beobachten, ohne gesehen zu werden<text:line-break/>Ihre Augen sind lichtempfindlich und haben für nahe Objekte nur eine begrenzte Schärfe<text:line-break/><text:line-break/>Die SOLTETE kommt in einer Stadt auf der Erde an<text:line-break/>mitten auf einer riesigen Brücke<text:line-break/>Sie ist sehr beeindruckt von den Gebäuden, aber das Licht blendet sie<text:line-break/>Sie muss die Augen schließen.<text:line-break/><text:line-break/>Sie verlässt die Brücke, um auf ihrer WECKTELLIN </text:span></text:span><text:span text:style-name="Absatz-Standardschriftart"><text:span text:style-name="T6">zu fahren und die Stadt </text:span></text:span><text:span text:style-name="Absatz-Standardschriftart"><text:span text:style-name="T7">zu erkunden<text:line-break/>Es hat eine gekrümmte Oberfläche<text:line-break/>auf einem Rad montiert<text:line-break/>Diese aerodynamische Form ermöglicht eine sehr schnelle Bewegung<text:line-break/>Der Antrieb erfolgt über drei große runde Knöpfe, die mit den Füßen gesteuert werden können<text:line-break/><text:line-break/>Die Außerirdische möchte einen Ort finden, an dem sie MADIKTE</text:span></text:span><text:span text:style-name="Absatz-Standardschriftart"><text:span text:style-name="T8">N</text:span></text:span><text:span text:style-name="Absatz-Standardschriftart"><text:span text:style-name="T7"> bauen kann<text:line-break/>Es ist ein Haus mit Spiralen<text:line-break/>und hat ein Fenster an der Decke<text:line-break/>Dadurch ist es möglich, die Umgebung in alle Richtungen zu beobachten.<text:line-break/><text:line-break/>Die Außerirdische beobachtet die Stadt<text:line-break/>Auf ihrer WECKTELLIN hebt sie vom Boden ab, um eine bessere Sicht zu bekommen<text:line-break/>Und erkundet die Umgebung, um zu entscheiden, wo die MADIKTE</text:span></text:span><text:span text:style-name="Absatz-Standardschriftart"><text:span text:style-name="T8">N</text:span></text:span><text:span text:style-name="Absatz-Standardschriftart"><text:span text:style-name="T7"> gebaut werden soll<text:line-break/><text:line-break/>Dabei sieht sie zwei Vögel<text:line-break/>Die Vögel sind winzig und reden miteinander<text:line-break/>Die Außerirdische beschließt, sie zu besuchen<text:line-break/>Sie landet in einem Hinterhof.<text:line-break/>Die SOLTETE findet den Hinterhof interessant<text:line-break/><text:line-break/>Die zwei Vögel bewundern die Außerirdische<text:line-break/>Sie schlagen vor, ein paar Zweige für die MADIKTE</text:span></text:span><text:span text:style-name="Absatz-Standardschriftart"><text:span text:style-name="T8">N</text:span></text:span><text:span text:style-name="Absatz-Standardschriftart"><text:span text:style-name="T7"> zur Verfügung zu stellen<text:line-break/><text:line-break/>Aber die Nachbarn kommen und veranstalten eine Grillparty. Die Außerirdische und die WECKTELLIN zählen als neue Hinterhofdekoration.<text:line-break/><text:line-break/>Die Außerirdische freut sich sehr über so viel Aufmerksamkeit. Sie beschließt, hier zu leben.</text:span></text:span></text:p>
      <text:p text:style-name="P4"/>
      <text:p text:style-name="P4"/>
      <text:p text:style-name="P4"/>
      <text:p text:style-name="P4"/>
      <text:p text:style-name="P4"/>
      <text:p text:style-name="P4"/>
      <text:p text:style-name="P4"/>
      <text:p text:style-name="P4"/>
      <text:p text:style-name="P4"><text:soft-page-break/><text:span text:style-name="tlid-translation">Eine der Außerirdischen ist eine LASGELICH</text:span><text:line-break/><text:span text:style-name="tlid-translation">Ihr Kopf ist oben spitz und unten mit zwei kleinen runden Augen</text:span><text:line-break/><text:span text:style-name="tlid-translation">Sie hat einen dreieckigen Körper mit zwei kurzen Beinen</text:span><text:line-break/><text:line-break/><text:span text:style-name="tlid-translation">Ihr Körper ist so leicht und aerodynamisch, dass sie ihn als Gleitschirmflieger benutzen kann</text:span><text:line-break/><text:span text:style-name="tlid-translation">Sie kann von Klippen springen und fliegt mit dem Wind</text:span><text:line-break/><text:span text:style-name="tlid-translation">Wind kann für sie wegen ihres geringen Gewichts aber auch sehr gefährlich sein</text:span><text:line-break/><text:line-break/><text:span text:style-name="tlid-translation">Die LASGELICH landet auf einer Insel</text:span><text:line-break/><text:span text:style-name="tlid-translation">mitten in einem Riff mit vielen Muscheln.</text:span><text:line-break/><text:span text:style-name="tlid-translation">Sie genießt es, von der Meeresbrise hin und her geschaukelt zu werden</text:span><text:line-break/><text:span text:style-name="tlid-translation">Aber sie muss ihren Körper an einem Felsen verankern, um nicht weggeweht zu werden.</text:span><text:line-break/><text:line-break/><text:span text:style-name="tlid-translation">Sie beschließt, in der MELARE weiterzumachen</text:span><text:line-break/><text:span text:style-name="tlid-translation">es ist ein springendes Fahrzeug</text:span><text:line-break/><text:span text:style-name="tlid-translation">bestehend aus zwei Federn</text:span><text:line-break/><text:span text:style-name="tlid-translation">mit zwei Sitzen obendrauf</text:span><text:line-break/><text:span text:style-name="tlid-translation">Die Räder und Federn lassen das Fahrzeug je nach Oberfläche rollen oder springen</text:span><text:line-break/><text:line-break/><text:span text:style-name="tlid-translation">Sie möchte ihre ZULERGE</text:span><text:span text:style-name="tlid-translation"><text:span text:style-name="T9">N</text:span></text:span><text:span text:style-name="tlid-translation"> auf der Insel bauen.</text:span><text:line-break/><text:span text:style-name="tlid-translation">Es ist ein quadratisches Haus</text:span><text:line-break/><text:span text:style-name="tlid-translation">mit schmalen Fenstern</text:span><text:line-break/><text:span text:style-name="tlid-translation">Es ist ein wirklich sicheres Haus, da es fast unmöglich ist, darin einzudringen.</text:span><text:line-break/><text:line-break/><text:span text:style-name="tlid-translation">Die Außerirdische sucht einen Schutz</text:span><text:line-break/><text:span text:style-name="tlid-translation">um sich und die MELARE vor dem Wind zu schützen</text:span><text:line-break/><text:span text:style-name="tlid-translation">Sie will warten, bis die Sonne herauskommt, um einen schönen Platz für die ZULERGE</text:span><text:span text:style-name="tlid-translation"><text:span text:style-name="T9">N</text:span></text:span><text:span text:style-name="tlid-translation"> zu finden</text:span><text:line-break/><text:line-break/><text:span text:style-name="tlid-translation">Ein Affe kommt ihr entgegen</text:span><text:line-break/><text:span text:style-name="tlid-translation">Er hat lange Arme und schaut sie an</text:span><text:line-break/><text:span text:style-name="tlid-translation">die Außerirdische versteht, dass sie sich anschließen soll</text:span><text:line-break/><text:span text:style-name="tlid-translation">Der Affe klettert sehr schnell in einen Baum</text:span><text:line-break/><text:span text:style-name="tlid-translation">Die </text:span><text:span text:style-name="tlid-translation"><text:span text:style-name="T10">LASGELICH</text:span></text:span><text:span text:style-name="tlid-translation"> begutachtet neugierig den Baum</text:span><text:line-break/><text:line-break/><text:span text:style-name="tlid-translation">Der Affe möchte, dass die Außerirdische seine </text:span><text:span text:style-name="tlid-translation"><text:span text:style-name="T4">Verwandten</text:span></text:span><text:span text:style-name="tlid-translation"> trifft</text:span><text:line-break/><text:span text:style-name="tlid-translation">Die Außerirdische trifft die </text:span><text:span text:style-name="tlid-translation"><text:span text:style-name="T4">Verwandten </text:span></text:span><text:span text:style-name="tlid-translation">des Affen, die zustimmen, dass die ZULERGE</text:span><text:span text:style-name="tlid-translation"><text:span text:style-name="T9">N</text:span></text:span><text:span text:style-name="tlid-translation"> im Baum gebaut werden soll</text:span><text:line-break/><text:line-break/><text:span text:style-name="tlid-translation">Aber Holzfäller kommen, um den Baum zu fällen, da der Ort für den Bau eines Ferienhotels ausgewählt wurde. </text:span><text:line-break/><text:span text:style-name="tlid-translation"><text:span text:style-name="T4">Die Affen schaffen es mit der </text:span></text:span><text:span text:style-name="tlid-translation">MELAREN</text:span><text:span text:style-name="tlid-translation"><text:span text:style-name="T4">, die Holzfäller zu vertreiben. Die </text:span></text:span><text:span text:style-name="tlid-translation">Außerirdische beschließt, ihr Haus dort aufzubauen, um den Baum zu beschütze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2%"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2%"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Absatz-Standardschriftart" style:family="text"/>
    <style:style style:name="tlid-translation" style:family="text" style:parent-style-name="Absatz-Standardschriftar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Susanne Fuchs</meta:initial-creator>
    <meta:creation-date>2019-03-14T07:02:00Z</meta:creation-date>
    <dc:date>2019-03-26T14:39:03.623710872</dc:date>
    <meta:print-date>2019-03-15T11:51:00Z</meta:print-date>
    <meta:editing-cycles>16</meta:editing-cycles>
    <meta:editing-duration>PT15M42S</meta:editing-duration>
    <meta:document-statistic meta:table-count="0" meta:image-count="0" meta:object-count="0" meta:page-count="5" meta:paragraph-count="12" meta:word-count="1301" meta:character-count="8049" meta:non-whitespace-character-count="6717"/>
    <meta:template xlink:type="simple" xlink:actuate="onRequest" xlink:title="" xlink:href="../../../../../../tmp/mozilla_steinhia0/Geschichten-1.odt/Normal"/>
  </office:meta>
</office:document-meta>
</file>